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HandlerChain.getConnect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Chain.addHandler( String cmd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TPHandlerChain.getCommandHandlers( String comma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MTPHandlerChain.getMessag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HandlerChain.configure( Configuration configuration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MTPHandlerChain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MTPHandlerChain.loadClass( ClassLoader classLoader , String className , Configuration config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">
            <text:p text:style-name="Table_20_Contents">2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SMTPHandlerChain.addToMap( String commandName , CommandHandler cmd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MTPHandlerChain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